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38.19pt"/>
    </style:style>
    <style:style style:name="co7" style:family="table-column">
      <style:table-column-properties fo:break-before="auto" style:column-width="106.24pt"/>
    </style:style>
    <style:style style:name="co8" style:family="table-column">
      <style:table-column-properties fo:break-before="auto" style:column-width="44.45pt"/>
    </style:style>
    <style:style style:name="co9" style:family="table-column">
      <style:table-column-properties fo:break-before="auto" style:column-width="1053.5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Notas">
      <style:table-properties table:display="true" style:writing-mode="lr-tb"/>
    </style:style>
    <style:style style:name="ta2" style:family="table" style:master-page-name="PageStyle_5f_Justificativa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fo:background-color="#4a86e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100%&quot;" style:apply-style-name="ConditionalStyle_5f_1" style:base-cell-address="Notas.K18"/>
    </style:style>
    <style:style style:name="ce1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K20]&lt;&gt;COUNT([.C18:.J18]))" style:apply-style-name="ConditionalStyle_5f_2" style:base-cell-address="Notas.K20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5" table:default-cell-style-name="Default"/>
        <table:table-column table:style-name="co5" table:number-columns-repeated="998" table:default-cell-style-name="Default"/>
        <table:table-row table:style-name="ro1">
          <table:table-cell/>
          <table:table-cell table:style-name="ce2" office:value-type="string" calcext:value-type="string" table:number-columns-spanned="6" table:number-rows-spanned="1">
            <text:p>Digitar os nomes dos alunos nas celulas de cor Laranja – Em orderm Alfabética</text:p>
          </table:table-cell>
          <table:covered-table-cell table:number-columns-repeated="5" table:style-name="ce9"/>
          <table:table-cell/>
          <table:table-cell table:style-name="ce17" table:formula="of:=NOW()" office:value-type="date" office:date-value="2024-08-28T18:53:21.223977" calcext:value-type="date" table:number-columns-spanned="2" table:number-rows-spanned="1">
            <text:p>2024-08-28 18:53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O Aluno que tem nome na linha deve definir as notas de todos alunos nas respectivas colunas Amarelas</text:p>
          </table:table-cell>
          <table:covered-table-cell table:number-columns-repeated="5" table:style-name="ce9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A equipe deve definir os percentuais para cada aluno nas celulas em Azul, Respeitando o limite de 100%</text:p>
            <text:p>Essa definição deve ser justificada na aba seguinte</text:p>
          </table:table-cell>
          <table:covered-table-cell table:number-columns-repeated="5" table:style-name="ce9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Justificar as notas na segunda ABA e gerar um PDF com as duas abas com boa qualidade para facil visualizaçã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table:formula="of:=COUNTA([.B8:.B15])" office:value-type="float" office:value="5" calcext:value-type="float">
            <text:p>5</text:p>
          </table:table-cell>
          <table:table-cell table:style-name="ce6" table:formula="of:=[.$B$8]" office:value-type="string" office:string-value="Beatriz Andrade" calcext:value-type="string">
            <text:p>Beatriz Andrade</text:p>
          </table:table-cell>
          <table:table-cell table:style-name="ce6" table:formula="of:=[.$B$9]" office:value-type="string" office:string-value="Isadora Vieira" calcext:value-type="string">
            <text:p>Isadora Vieira</text:p>
          </table:table-cell>
          <table:table-cell table:style-name="ce6" table:formula="of:=[.$B$10]" office:value-type="string" office:string-value="Letícia Baião" calcext:value-type="string">
            <text:p>Letícia Baião</text:p>
          </table:table-cell>
          <table:table-cell table:style-name="ce6" table:formula="of:=[.$B$11]" office:value-type="string" office:string-value="Suanne Barbosa" calcext:value-type="string">
            <text:p>Suanne Barbosa</text:p>
          </table:table-cell>
          <table:table-cell table:style-name="ce6" table:formula="of:=[.$B$12]" office:value-type="string" office:string-value="Tamiris Jesus" calcext:value-type="string">
            <text:p>Tamiris Jesus</text:p>
          </table:table-cell>
          <table:table-cell table:style-name="ce6" table:formula="of:=[.$B$13]" office:value-type="float" office:value="0" calcext:value-type="float">
            <text:p>0</text:p>
          </table:table-cell>
          <table:table-cell table:style-name="ce6" table:formula="of:=[.$B$14]" office:value-type="float" office:value="0" calcext:value-type="float">
            <text:p>0</text:p>
          </table:table-cell>
          <table:table-cell table:style-name="ce6" table:formula="of:=[.$B$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7" office:value-type="string" calcext:value-type="string">
            <text:p>Beatriz Andrade</text:p>
          </table:table-cell>
          <table:table-cell table:number-columns-repeated="5" table:style-name="ce10" office:value-type="float" office:value="10" calcext:value-type="float">
            <text:p>10.00</text:p>
          </table:table-cell>
          <table:table-cell table:style-name="ce10" table:number-columns-repeated="3"/>
          <table:table-cell table:number-columns-repeated="1014"/>
        </table:table-row>
        <table:table-row table:style-name="ro1">
          <table:table-cell table:style-name="ce1"/>
          <table:table-cell table:style-name="ce7" office:value-type="string" calcext:value-type="string">
            <text:p>Isadora Vieira</text:p>
          </table:table-cell>
          <table:table-cell table:number-columns-repeated="5" table:style-name="ce10" office:value-type="float" office:value="10" calcext:value-type="float">
            <text:p>10.00</text:p>
          </table:table-cell>
          <table:table-cell table:style-name="ce10" table:number-columns-repeated="3"/>
          <table:table-cell table:number-columns-repeated="1014"/>
        </table:table-row>
        <table:table-row table:style-name="ro1">
          <table:table-cell table:style-name="ce1"/>
          <table:table-cell table:style-name="ce7" office:value-type="string" calcext:value-type="string">
            <text:p>Letícia Baião</text:p>
          </table:table-cell>
          <table:table-cell table:number-columns-repeated="5" table:style-name="ce10" office:value-type="float" office:value="10" calcext:value-type="float">
            <text:p>10.00</text:p>
          </table:table-cell>
          <table:table-cell table:style-name="ce10" table:number-columns-repeated="3"/>
          <table:table-cell table:number-columns-repeated="1014"/>
        </table:table-row>
        <table:table-row table:style-name="ro1">
          <table:table-cell table:style-name="ce1"/>
          <table:table-cell table:style-name="ce7" office:value-type="string" calcext:value-type="string">
            <text:p>Suanne Barbosa</text:p>
          </table:table-cell>
          <table:table-cell table:number-columns-repeated="5" table:style-name="ce10" office:value-type="float" office:value="10" calcext:value-type="float">
            <text:p>10.00</text:p>
          </table:table-cell>
          <table:table-cell table:style-name="ce10" table:number-columns-repeated="3"/>
          <table:table-cell table:number-columns-repeated="1014"/>
        </table:table-row>
        <table:table-row table:style-name="ro1">
          <table:table-cell table:style-name="ce1"/>
          <table:table-cell table:style-name="ce7" office:value-type="string" calcext:value-type="string">
            <text:p>Tamiris Jesus</text:p>
          </table:table-cell>
          <table:table-cell table:number-columns-repeated="5" table:style-name="ce10" office:value-type="float" office:value="10" calcext:value-type="float">
            <text:p>10.00</text:p>
          </table:table-cell>
          <table:table-cell table:style-name="ce10" table:number-columns-repeated="3"/>
          <table:table-cell table:number-columns-repeated="1014"/>
        </table:table-row>
        <table:table-row table:style-name="ro1" table:number-rows-repeated="3">
          <table:table-cell table:style-name="ce1"/>
          <table:table-cell table:style-name="ce7"/>
          <table:table-cell table:style-name="ce10" table:number-columns-repeated="8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Nota Média do Aluno</text:p>
          </table:table-cell>
          <table:table-cell table:style-name="ce11" table:formula="of:=IF(COUNT([.C8:.C14])&gt;0;AVERAGE([.C8:.C14]);&quot;&quot;)" office:value-type="float" office:value="10" calcext:value-type="float">
            <text:p>10.00</text:p>
          </table:table-cell>
          <table:table-cell table:style-name="ce11" table:formula="of:=IF(COUNT([.D8:.D14])&gt;0;AVERAGE([.D8:.D14]);&quot;&quot;)" office:value-type="float" office:value="10" calcext:value-type="float">
            <text:p>10.00</text:p>
          </table:table-cell>
          <table:table-cell table:style-name="ce11" table:formula="of:=IF(COUNT([.E8:.E14])&gt;0;AVERAGE([.E8:.E14]);&quot;&quot;)" office:value-type="float" office:value="10" calcext:value-type="float">
            <text:p>10.00</text:p>
          </table:table-cell>
          <table:table-cell table:style-name="ce11" table:formula="of:=IF(COUNT([.F8:.F14])&gt;0;AVERAGE([.F8:.F14]);&quot;&quot;)" office:value-type="float" office:value="10" calcext:value-type="float">
            <text:p>10.00</text:p>
          </table:table-cell>
          <table:table-cell table:style-name="ce15" table:formula="of:=IF(COUNT([.G8:.G14])&gt;0;AVERAGE([.G8:.G14]);&quot;&quot;)" office:value-type="float" office:value="10" calcext:value-type="float">
            <text:p>10.00</text:p>
          </table:table-cell>
          <table:table-cell table:style-name="ce5" table:formula="of:=IF(COUNT([.H8:.H14])&gt;0;AVERAGE([.H8:.H14]);&quot;&quot;)">
            <text:p/>
          </table:table-cell>
          <table:table-cell table:style-name="ce5" table:formula="of:=IF(COUNT([.I8:.I14])&gt;0;AVERAGE([.I8:.I14]);&quot;&quot;)">
            <text:p/>
          </table:table-cell>
          <table:table-cell table:style-name="ce5" table:formula="of:=IF(COUNT([.J8:.J14])&gt;0;AVERAGE([.J8:.J14]);&quot;&quot;)">
            <text:p/>
          </table:table-cell>
          <table:table-cell table:style-name="ce11" table:formula="of:=SUM([.C16:.J16])"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Percentual Calculado</text:p>
          </table:table-cell>
          <table:table-cell table:style-name="ce12" table:formula="of:=IF([.$K$16]&gt;0;[.C16]/[.$K$16];&quot;&quot;)" office:value-type="percentage" office:value="0.2" calcext:value-type="percentage">
            <text:p>20.00%</text:p>
          </table:table-cell>
          <table:table-cell table:style-name="ce12" table:formula="of:=IF([.$K$16]&gt;0;[.D16]/[.$K$16];&quot;&quot;)" office:value-type="percentage" office:value="0.2" calcext:value-type="percentage">
            <text:p>20.00%</text:p>
          </table:table-cell>
          <table:table-cell table:style-name="ce12" table:formula="of:=IF([.$K$16]&gt;0;[.E16]/[.$K$16];&quot;&quot;)" office:value-type="percentage" office:value="0.2" calcext:value-type="percentage">
            <text:p>20.00%</text:p>
          </table:table-cell>
          <table:table-cell table:style-name="ce12" table:formula="of:=IF([.$K$16]&gt;0;[.F16]/[.$K$16];&quot;&quot;)" office:value-type="percentage" office:value="0.2" calcext:value-type="percentage">
            <text:p>20.00%</text:p>
          </table:table-cell>
          <table:table-cell table:style-name="ce12" table:formula="of:=IF([.$K$16]&gt;0;[.G16]/[.$K$16];&quot;&quot;)" office:value-type="percentage" office:value="0.2" calcext:value-type="percentage">
            <text:p>20.00%</text:p>
          </table:table-cell>
          <table:table-cell table:style-name="ce12" table:formula="of:=IF([.$K$16]&gt;0;[.H16]/[.$K$16];&quot;&quot;)" office:value-type="string" office:string-value="" calcext:value-type="error">
            <text:p>#VALUE!</text:p>
          </table:table-cell>
          <table:table-cell table:style-name="ce12" table:formula="of:=IF([.$K$16]&gt;0;[.I16]/[.$K$16];&quot;&quot;)" office:value-type="string" office:string-value="" calcext:value-type="error">
            <text:p>#VALUE!</text:p>
          </table:table-cell>
          <table:table-cell table:style-name="ce12" table:formula="of:=IF([.$K$16]&gt;0;[.J16]/[.$K$16];&quot;&quot;)" office:value-type="string" office:string-value="" calcext:value-type="error">
            <text:p>#VALUE!</text:p>
          </table:table-cell>
          <table:table-cell table:style-name="ce12" table:formula="of:=SUM([.C17:.J17]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Percentual Definido</text:p>
          </table:table-cell>
          <table:table-cell table:number-columns-repeated="5" table:style-name="ce13" office:value-type="percentage" office:value="0.2" calcext:value-type="percentage">
            <text:p>20.00%</text:p>
          </table:table-cell>
          <table:table-cell table:style-name="ce13" table:number-columns-repeated="3"/>
          <table:table-cell table:style-name="ce18" table:formula="of:=SUM([.C18:.J18])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Diferença</text:p>
          </table:table-cell>
          <table:table-cell table:style-name="ce12" table:formula="of:=[.C18]-[.C17]" office:value-type="percentage" office:value="0" calcext:value-type="percentage">
            <text:p>0.00%</text:p>
          </table:table-cell>
          <table:table-cell table:style-name="ce12" table:formula="of:=[.D18]-[.D17]" office:value-type="percentage" office:value="0" calcext:value-type="percentage">
            <text:p>0.00%</text:p>
          </table:table-cell>
          <table:table-cell table:style-name="ce12" table:formula="of:=[.E18]-[.E17]" office:value-type="percentage" office:value="0" calcext:value-type="percentage">
            <text:p>0.00%</text:p>
          </table:table-cell>
          <table:table-cell table:style-name="ce12" table:formula="of:=[.F18]-[.F17]" office:value-type="percentage" office:value="0" calcext:value-type="percentage">
            <text:p>0.00%</text:p>
          </table:table-cell>
          <table:table-cell table:style-name="ce12" table:formula="of:=[.G18]-[.G17]" office:value-type="percentage" office:value="0" calcext:value-type="percentage">
            <text:p>0.00%</text:p>
          </table:table-cell>
          <table:table-cell table:style-name="ce12" table:formula="of:=[.H18]-[.H17]" office:value-type="string" office:string-value="" calcext:value-type="error">
            <text:p>#VALUE!</text:p>
          </table:table-cell>
          <table:table-cell table:style-name="ce12" table:formula="of:=[.I18]-[.I17]" office:value-type="string" office:string-value="" calcext:value-type="error">
            <text:p>#VALUE!</text:p>
          </table:table-cell>
          <table:table-cell table:style-name="ce12" table:formula="of:=[.J18]-[.J17]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Índice Definido</text:p>
          </table:table-cell>
          <table:table-cell table:style-name="ce11" table:formula="of:=[.C18]/AVERAGE([.$C$18:.$J$18])" office:value-type="float" office:value="1" calcext:value-type="float">
            <text:p>1.00</text:p>
          </table:table-cell>
          <table:table-cell table:style-name="ce11" table:formula="of:=[.D18]/AVERAGE([.$C$18:.$J$18])" office:value-type="float" office:value="1" calcext:value-type="float">
            <text:p>1.00</text:p>
          </table:table-cell>
          <table:table-cell table:style-name="ce11" table:formula="of:=[.E18]/AVERAGE([.$C$18:.$J$18])" office:value-type="float" office:value="1" calcext:value-type="float">
            <text:p>1.00</text:p>
          </table:table-cell>
          <table:table-cell table:style-name="ce11" table:formula="of:=[.F18]/AVERAGE([.$C$18:.$J$18])" office:value-type="float" office:value="1" calcext:value-type="float">
            <text:p>1.00</text:p>
          </table:table-cell>
          <table:table-cell table:style-name="ce11" table:formula="of:=[.G18]/AVERAGE([.$C$18:.$J$18])" office:value-type="float" office:value="1" calcext:value-type="float">
            <text:p>1.00</text:p>
          </table:table-cell>
          <table:table-cell table:style-name="ce11" table:formula="of:=[.H18]/AVERAGE([.$C$18:.$J$18])" office:value-type="float" office:value="0" calcext:value-type="float">
            <text:p>0.00</text:p>
          </table:table-cell>
          <table:table-cell table:style-name="ce11" table:formula="of:=[.I18]/AVERAGE([.$C$18:.$J$18])" office:value-type="float" office:value="0" calcext:value-type="float">
            <text:p>0.00</text:p>
          </table:table-cell>
          <table:table-cell table:style-name="ce11" table:formula="of:=[.J18]/AVERAGE([.$C$18:.$J$18])" office:value-type="float" office:value="0" calcext:value-type="float">
            <text:p>0.00</text:p>
          </table:table-cell>
          <table:table-cell table:style-name="ce19" table:formula="of:=SUM([.C20:.J20])" office:value-type="float" office:value="5" calcext:value-type="float">
            <text:p>5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Lembrem que a nota maxima é 10, se algum aluno ficar com mais que 10, a nota adicional sera perdida...</text:p>
          </table:table-cell>
          <table:covered-table-cell table:number-columns-repeated="4" table:style-name="ce14"/>
          <table:covered-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Simulação de Notas</text:p>
          </table:table-cell>
          <table:table-cell table:style-name="ce6" table:formula="of:=[.$B$8]" office:value-type="string" office:string-value="Beatriz Andrade" calcext:value-type="string">
            <text:p>Beatriz Andrade</text:p>
          </table:table-cell>
          <table:table-cell table:style-name="ce6" table:formula="of:=[.$B$9]" office:value-type="string" office:string-value="Isadora Vieira" calcext:value-type="string">
            <text:p>Isadora Vieira</text:p>
          </table:table-cell>
          <table:table-cell table:style-name="ce6" table:formula="of:=[.$B$10]" office:value-type="string" office:string-value="Letícia Baião" calcext:value-type="string">
            <text:p>Letícia Baião</text:p>
          </table:table-cell>
          <table:table-cell table:style-name="ce6" table:formula="of:=[.$B$11]" office:value-type="string" office:string-value="Suanne Barbosa" calcext:value-type="string">
            <text:p>Suanne Barbosa</text:p>
          </table:table-cell>
          <table:table-cell table:style-name="ce6" table:formula="of:=[.$B$12]" office:value-type="string" office:string-value="Tamiris Jesus" calcext:value-type="string">
            <text:p>Tamiris Jesus</text:p>
          </table:table-cell>
          <table:table-cell table:style-name="ce6" table:formula="of:=[.$B$13]" office:value-type="float" office:value="0" calcext:value-type="float">
            <text:p>0</text:p>
          </table:table-cell>
          <table:table-cell table:style-name="ce6" table:formula="of:=[.$B$14]" office:value-type="float" office:value="0" calcext:value-type="float">
            <text:p>0</text:p>
          </table:table-cell>
          <table:table-cell table:style-name="ce6" table:formula="of:=[.$B$15]" office:value-type="float" office:value="0" calcext:value-type="float">
            <text:p>0</text:p>
          </table:table-cell>
          <table:table-cell table:style-name="ce20" office:value-type="string" calcext:value-type="string">
            <text:p>Nota Perdida</text:p>
            <text:p>pela Equipe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4" calcext:value-type="float">
            <text:p>4.00</text:p>
          </table:table-cell>
          <table:table-cell table:style-name="ce8" table:formula="of:=MIN([.$B26]*[.C$20];10)" office:value-type="float" office:value="4" calcext:value-type="float">
            <text:p>4.00</text:p>
          </table:table-cell>
          <table:table-cell table:style-name="ce8" table:formula="of:=MIN([.$B26]*[.D$20];10)" office:value-type="float" office:value="4" calcext:value-type="float">
            <text:p>4.00</text:p>
          </table:table-cell>
          <table:table-cell table:style-name="ce8" table:formula="of:=MIN([.$B26]*[.E$20];10)" office:value-type="float" office:value="4" calcext:value-type="float">
            <text:p>4.00</text:p>
          </table:table-cell>
          <table:table-cell table:style-name="ce8" table:formula="of:=MIN([.$B26]*[.F$20];10)" office:value-type="float" office:value="4" calcext:value-type="float">
            <text:p>4.00</text:p>
          </table:table-cell>
          <table:table-cell table:style-name="ce8" table:formula="of:=MIN([.$B26]*[.G$20];10)" office:value-type="float" office:value="4" calcext:value-type="float">
            <text:p>4.00</text:p>
          </table:table-cell>
          <table:table-cell table:style-name="ce8" table:formula="of:=MIN([.$B26]*[.H$20];10)" office:value-type="float" office:value="0" calcext:value-type="float">
            <text:p>0.00</text:p>
          </table:table-cell>
          <table:table-cell table:style-name="ce8" table:formula="of:=MIN([.$B26]*[.I$20];10)" office:value-type="float" office:value="0" calcext:value-type="float">
            <text:p>0.00</text:p>
          </table:table-cell>
          <table:table-cell table:style-name="ce8" table:formula="of:=MIN([.$B26]*[.J$20];10)" office:value-type="float" office:value="0" calcext:value-type="float">
            <text:p>0.00</text:p>
          </table:table-cell>
          <table:table-cell table:style-name="ce8" table:formula="of:=[.B26]*[.$B$7]-SUM([.C26:.H26])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4.5" calcext:value-type="float">
            <text:p>4.50</text:p>
          </table:table-cell>
          <table:table-cell table:style-name="ce8" table:formula="of:=MIN([.$B27]*[.C$20];10)" office:value-type="float" office:value="4.5" calcext:value-type="float">
            <text:p>4.50</text:p>
          </table:table-cell>
          <table:table-cell table:style-name="ce8" table:formula="of:=MIN([.$B27]*[.D$20];10)" office:value-type="float" office:value="4.5" calcext:value-type="float">
            <text:p>4.50</text:p>
          </table:table-cell>
          <table:table-cell table:style-name="ce8" table:formula="of:=MIN([.$B27]*[.E$20];10)" office:value-type="float" office:value="4.5" calcext:value-type="float">
            <text:p>4.50</text:p>
          </table:table-cell>
          <table:table-cell table:style-name="ce8" table:formula="of:=MIN([.$B27]*[.F$20];10)" office:value-type="float" office:value="4.5" calcext:value-type="float">
            <text:p>4.50</text:p>
          </table:table-cell>
          <table:table-cell table:style-name="ce8" table:formula="of:=MIN([.$B27]*[.G$20];10)" office:value-type="float" office:value="4.5" calcext:value-type="float">
            <text:p>4.50</text:p>
          </table:table-cell>
          <table:table-cell table:style-name="ce8" table:formula="of:=MIN([.$B27]*[.H$20];10)" office:value-type="float" office:value="0" calcext:value-type="float">
            <text:p>0.00</text:p>
          </table:table-cell>
          <table:table-cell table:style-name="ce8" table:formula="of:=MIN([.$B27]*[.I$20];10)" office:value-type="float" office:value="0" calcext:value-type="float">
            <text:p>0.00</text:p>
          </table:table-cell>
          <table:table-cell table:style-name="ce8" table:formula="of:=MIN([.$B27]*[.J$20];10)" office:value-type="float" office:value="0" calcext:value-type="float">
            <text:p>0.00</text:p>
          </table:table-cell>
          <table:table-cell table:style-name="ce8" table:formula="of:=[.B27]*[.$B$7]-SUM([.C27:.H27])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5" calcext:value-type="float">
            <text:p>5.00</text:p>
          </table:table-cell>
          <table:table-cell table:style-name="ce8" table:formula="of:=MIN([.$B28]*[.C$20];10)" office:value-type="float" office:value="5" calcext:value-type="float">
            <text:p>5.00</text:p>
          </table:table-cell>
          <table:table-cell table:style-name="ce8" table:formula="of:=MIN([.$B28]*[.D$20];10)" office:value-type="float" office:value="5" calcext:value-type="float">
            <text:p>5.00</text:p>
          </table:table-cell>
          <table:table-cell table:style-name="ce8" table:formula="of:=MIN([.$B28]*[.E$20];10)" office:value-type="float" office:value="5" calcext:value-type="float">
            <text:p>5.00</text:p>
          </table:table-cell>
          <table:table-cell table:style-name="ce8" table:formula="of:=MIN([.$B28]*[.F$20];10)" office:value-type="float" office:value="5" calcext:value-type="float">
            <text:p>5.00</text:p>
          </table:table-cell>
          <table:table-cell table:style-name="ce8" table:formula="of:=MIN([.$B28]*[.G$20];10)" office:value-type="float" office:value="5" calcext:value-type="float">
            <text:p>5.00</text:p>
          </table:table-cell>
          <table:table-cell table:style-name="ce8" table:formula="of:=MIN([.$B28]*[.H$20];10)" office:value-type="float" office:value="0" calcext:value-type="float">
            <text:p>0.00</text:p>
          </table:table-cell>
          <table:table-cell table:style-name="ce8" table:formula="of:=MIN([.$B28]*[.I$20];10)" office:value-type="float" office:value="0" calcext:value-type="float">
            <text:p>0.00</text:p>
          </table:table-cell>
          <table:table-cell table:style-name="ce8" table:formula="of:=MIN([.$B28]*[.J$20];10)" office:value-type="float" office:value="0" calcext:value-type="float">
            <text:p>0.00</text:p>
          </table:table-cell>
          <table:table-cell table:style-name="ce8" table:formula="of:=[.B28]*[.$B$7]-SUM([.C28:.H28])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5.5" calcext:value-type="float">
            <text:p>5.50</text:p>
          </table:table-cell>
          <table:table-cell table:style-name="ce8" table:formula="of:=MIN([.$B29]*[.C$20];10)" office:value-type="float" office:value="5.5" calcext:value-type="float">
            <text:p>5.50</text:p>
          </table:table-cell>
          <table:table-cell table:style-name="ce8" table:formula="of:=MIN([.$B29]*[.D$20];10)" office:value-type="float" office:value="5.5" calcext:value-type="float">
            <text:p>5.50</text:p>
          </table:table-cell>
          <table:table-cell table:style-name="ce8" table:formula="of:=MIN([.$B29]*[.E$20];10)" office:value-type="float" office:value="5.5" calcext:value-type="float">
            <text:p>5.50</text:p>
          </table:table-cell>
          <table:table-cell table:style-name="ce8" table:formula="of:=MIN([.$B29]*[.F$20];10)" office:value-type="float" office:value="5.5" calcext:value-type="float">
            <text:p>5.50</text:p>
          </table:table-cell>
          <table:table-cell table:style-name="ce8" table:formula="of:=MIN([.$B29]*[.G$20];10)" office:value-type="float" office:value="5.5" calcext:value-type="float">
            <text:p>5.50</text:p>
          </table:table-cell>
          <table:table-cell table:style-name="ce8" table:formula="of:=MIN([.$B29]*[.H$20];10)" office:value-type="float" office:value="0" calcext:value-type="float">
            <text:p>0.00</text:p>
          </table:table-cell>
          <table:table-cell table:style-name="ce8" table:formula="of:=MIN([.$B29]*[.I$20];10)" office:value-type="float" office:value="0" calcext:value-type="float">
            <text:p>0.00</text:p>
          </table:table-cell>
          <table:table-cell table:style-name="ce8" table:formula="of:=MIN([.$B29]*[.J$20];10)" office:value-type="float" office:value="0" calcext:value-type="float">
            <text:p>0.00</text:p>
          </table:table-cell>
          <table:table-cell table:style-name="ce8" table:formula="of:=[.B29]*[.$B$7]-SUM([.C29:.H29])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6" calcext:value-type="float">
            <text:p>6.00</text:p>
          </table:table-cell>
          <table:table-cell table:style-name="ce8" table:formula="of:=MIN([.$B30]*[.C$20];10)" office:value-type="float" office:value="6" calcext:value-type="float">
            <text:p>6.00</text:p>
          </table:table-cell>
          <table:table-cell table:style-name="ce8" table:formula="of:=MIN([.$B30]*[.D$20];10)" office:value-type="float" office:value="6" calcext:value-type="float">
            <text:p>6.00</text:p>
          </table:table-cell>
          <table:table-cell table:style-name="ce8" table:formula="of:=MIN([.$B30]*[.E$20];10)" office:value-type="float" office:value="6" calcext:value-type="float">
            <text:p>6.00</text:p>
          </table:table-cell>
          <table:table-cell table:style-name="ce8" table:formula="of:=MIN([.$B30]*[.F$20];10)" office:value-type="float" office:value="6" calcext:value-type="float">
            <text:p>6.00</text:p>
          </table:table-cell>
          <table:table-cell table:style-name="ce8" table:formula="of:=MIN([.$B30]*[.G$20];10)" office:value-type="float" office:value="6" calcext:value-type="float">
            <text:p>6.00</text:p>
          </table:table-cell>
          <table:table-cell table:style-name="ce8" table:formula="of:=MIN([.$B30]*[.H$20];10)" office:value-type="float" office:value="0" calcext:value-type="float">
            <text:p>0.00</text:p>
          </table:table-cell>
          <table:table-cell table:style-name="ce8" table:formula="of:=MIN([.$B30]*[.I$20];10)" office:value-type="float" office:value="0" calcext:value-type="float">
            <text:p>0.00</text:p>
          </table:table-cell>
          <table:table-cell table:style-name="ce8" table:formula="of:=MIN([.$B30]*[.J$20];10)" office:value-type="float" office:value="0" calcext:value-type="float">
            <text:p>0.00</text:p>
          </table:table-cell>
          <table:table-cell table:style-name="ce8" table:formula="of:=[.B30]*[.$B$7]-SUM([.C30:.H30])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6.5" calcext:value-type="float">
            <text:p>6.50</text:p>
          </table:table-cell>
          <table:table-cell table:style-name="ce8" table:formula="of:=MIN([.$B31]*[.C$20];10)" office:value-type="float" office:value="6.5" calcext:value-type="float">
            <text:p>6.50</text:p>
          </table:table-cell>
          <table:table-cell table:style-name="ce8" table:formula="of:=MIN([.$B31]*[.D$20];10)" office:value-type="float" office:value="6.5" calcext:value-type="float">
            <text:p>6.50</text:p>
          </table:table-cell>
          <table:table-cell table:style-name="ce8" table:formula="of:=MIN([.$B31]*[.E$20];10)" office:value-type="float" office:value="6.5" calcext:value-type="float">
            <text:p>6.50</text:p>
          </table:table-cell>
          <table:table-cell table:style-name="ce8" table:formula="of:=MIN([.$B31]*[.F$20];10)" office:value-type="float" office:value="6.5" calcext:value-type="float">
            <text:p>6.50</text:p>
          </table:table-cell>
          <table:table-cell table:style-name="ce8" table:formula="of:=MIN([.$B31]*[.G$20];10)" office:value-type="float" office:value="6.5" calcext:value-type="float">
            <text:p>6.50</text:p>
          </table:table-cell>
          <table:table-cell table:style-name="ce8" table:formula="of:=MIN([.$B31]*[.H$20];10)" office:value-type="float" office:value="0" calcext:value-type="float">
            <text:p>0.00</text:p>
          </table:table-cell>
          <table:table-cell table:style-name="ce8" table:formula="of:=MIN([.$B31]*[.I$20];10)" office:value-type="float" office:value="0" calcext:value-type="float">
            <text:p>0.00</text:p>
          </table:table-cell>
          <table:table-cell table:style-name="ce8" table:formula="of:=MIN([.$B31]*[.J$20];10)" office:value-type="float" office:value="0" calcext:value-type="float">
            <text:p>0.00</text:p>
          </table:table-cell>
          <table:table-cell table:style-name="ce8" table:formula="of:=[.B31]*[.$B$7]-SUM([.C31:.H31])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7" calcext:value-type="float">
            <text:p>7.00</text:p>
          </table:table-cell>
          <table:table-cell table:style-name="ce8" table:formula="of:=MIN([.$B32]*[.C$20];10)" office:value-type="float" office:value="7" calcext:value-type="float">
            <text:p>7.00</text:p>
          </table:table-cell>
          <table:table-cell table:style-name="ce8" table:formula="of:=MIN([.$B32]*[.D$20];10)" office:value-type="float" office:value="7" calcext:value-type="float">
            <text:p>7.00</text:p>
          </table:table-cell>
          <table:table-cell table:style-name="ce8" table:formula="of:=MIN([.$B32]*[.E$20];10)" office:value-type="float" office:value="7" calcext:value-type="float">
            <text:p>7.00</text:p>
          </table:table-cell>
          <table:table-cell table:style-name="ce8" table:formula="of:=MIN([.$B32]*[.F$20];10)" office:value-type="float" office:value="7" calcext:value-type="float">
            <text:p>7.00</text:p>
          </table:table-cell>
          <table:table-cell table:style-name="ce8" table:formula="of:=MIN([.$B32]*[.G$20];10)" office:value-type="float" office:value="7" calcext:value-type="float">
            <text:p>7.00</text:p>
          </table:table-cell>
          <table:table-cell table:style-name="ce8" table:formula="of:=MIN([.$B32]*[.H$20];10)" office:value-type="float" office:value="0" calcext:value-type="float">
            <text:p>0.00</text:p>
          </table:table-cell>
          <table:table-cell table:style-name="ce8" table:formula="of:=MIN([.$B32]*[.I$20];10)" office:value-type="float" office:value="0" calcext:value-type="float">
            <text:p>0.00</text:p>
          </table:table-cell>
          <table:table-cell table:style-name="ce8" table:formula="of:=MIN([.$B32]*[.J$20];10)" office:value-type="float" office:value="0" calcext:value-type="float">
            <text:p>0.00</text:p>
          </table:table-cell>
          <table:table-cell table:style-name="ce8" table:formula="of:=[.B32]*[.$B$7]-SUM([.C32:.H32])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8" calcext:value-type="float">
            <text:p>8.00</text:p>
          </table:table-cell>
          <table:table-cell table:style-name="ce8" table:formula="of:=MIN([.$B33]*[.C$20];10)" office:value-type="float" office:value="8" calcext:value-type="float">
            <text:p>8.00</text:p>
          </table:table-cell>
          <table:table-cell table:style-name="ce8" table:formula="of:=MIN([.$B33]*[.D$20];10)" office:value-type="float" office:value="8" calcext:value-type="float">
            <text:p>8.00</text:p>
          </table:table-cell>
          <table:table-cell table:style-name="ce8" table:formula="of:=MIN([.$B33]*[.E$20];10)" office:value-type="float" office:value="8" calcext:value-type="float">
            <text:p>8.00</text:p>
          </table:table-cell>
          <table:table-cell table:style-name="ce8" table:formula="of:=MIN([.$B33]*[.F$20];10)" office:value-type="float" office:value="8" calcext:value-type="float">
            <text:p>8.00</text:p>
          </table:table-cell>
          <table:table-cell table:style-name="ce8" table:formula="of:=MIN([.$B33]*[.G$20];10)" office:value-type="float" office:value="8" calcext:value-type="float">
            <text:p>8.00</text:p>
          </table:table-cell>
          <table:table-cell table:style-name="ce8" table:formula="of:=MIN([.$B33]*[.H$20];10)" office:value-type="float" office:value="0" calcext:value-type="float">
            <text:p>0.00</text:p>
          </table:table-cell>
          <table:table-cell table:style-name="ce8" table:formula="of:=MIN([.$B33]*[.I$20];10)" office:value-type="float" office:value="0" calcext:value-type="float">
            <text:p>0.00</text:p>
          </table:table-cell>
          <table:table-cell table:style-name="ce8" table:formula="of:=MIN([.$B33]*[.J$20];10)" office:value-type="float" office:value="0" calcext:value-type="float">
            <text:p>0.00</text:p>
          </table:table-cell>
          <table:table-cell table:style-name="ce8" table:formula="of:=[.B33]*[.$B$7]-SUM([.C33:.H33])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.00</text:p>
          </table:table-cell>
          <table:table-cell table:style-name="ce8" table:formula="of:=MIN([.$B34]*[.C$20];10)" office:value-type="float" office:value="9" calcext:value-type="float">
            <text:p>9.00</text:p>
          </table:table-cell>
          <table:table-cell table:style-name="ce8" table:formula="of:=MIN([.$B34]*[.D$20];10)" office:value-type="float" office:value="9" calcext:value-type="float">
            <text:p>9.00</text:p>
          </table:table-cell>
          <table:table-cell table:style-name="ce8" table:formula="of:=MIN([.$B34]*[.E$20];10)" office:value-type="float" office:value="9" calcext:value-type="float">
            <text:p>9.00</text:p>
          </table:table-cell>
          <table:table-cell table:style-name="ce8" table:formula="of:=MIN([.$B34]*[.F$20];10)" office:value-type="float" office:value="9" calcext:value-type="float">
            <text:p>9.00</text:p>
          </table:table-cell>
          <table:table-cell table:style-name="ce8" table:formula="of:=MIN([.$B34]*[.G$20];10)" office:value-type="float" office:value="9" calcext:value-type="float">
            <text:p>9.00</text:p>
          </table:table-cell>
          <table:table-cell table:style-name="ce8" table:formula="of:=MIN([.$B34]*[.H$20];10)" office:value-type="float" office:value="0" calcext:value-type="float">
            <text:p>0.00</text:p>
          </table:table-cell>
          <table:table-cell table:style-name="ce8" table:formula="of:=MIN([.$B34]*[.I$20];10)" office:value-type="float" office:value="0" calcext:value-type="float">
            <text:p>0.00</text:p>
          </table:table-cell>
          <table:table-cell table:style-name="ce8" table:formula="of:=MIN([.$B34]*[.J$20];10)" office:value-type="float" office:value="0" calcext:value-type="float">
            <text:p>0.00</text:p>
          </table:table-cell>
          <table:table-cell table:style-name="ce8" table:formula="of:=[.B34]*[.$B$7]-SUM([.C34:.H34])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.00</text:p>
          </table:table-cell>
          <table:table-cell table:style-name="ce8" table:formula="of:=MIN([.$B35]*[.C$20];10)" office:value-type="float" office:value="10" calcext:value-type="float">
            <text:p>10.00</text:p>
          </table:table-cell>
          <table:table-cell table:style-name="ce8" table:formula="of:=MIN([.$B35]*[.D$20];10)" office:value-type="float" office:value="10" calcext:value-type="float">
            <text:p>10.00</text:p>
          </table:table-cell>
          <table:table-cell table:style-name="ce8" table:formula="of:=MIN([.$B35]*[.E$20];10)" office:value-type="float" office:value="10" calcext:value-type="float">
            <text:p>10.00</text:p>
          </table:table-cell>
          <table:table-cell table:style-name="ce8" table:formula="of:=MIN([.$B35]*[.F$20];10)" office:value-type="float" office:value="10" calcext:value-type="float">
            <text:p>10.00</text:p>
          </table:table-cell>
          <table:table-cell table:style-name="ce8" table:formula="of:=MIN([.$B35]*[.G$20];10)" office:value-type="float" office:value="10" calcext:value-type="float">
            <text:p>10.00</text:p>
          </table:table-cell>
          <table:table-cell table:style-name="ce8" table:formula="of:=MIN([.$B35]*[.H$20];10)" office:value-type="float" office:value="0" calcext:value-type="float">
            <text:p>0.00</text:p>
          </table:table-cell>
          <table:table-cell table:style-name="ce8" table:formula="of:=MIN([.$B35]*[.I$20];10)" office:value-type="float" office:value="0" calcext:value-type="float">
            <text:p>0.00</text:p>
          </table:table-cell>
          <table:table-cell table:style-name="ce8" table:formula="of:=MIN([.$B35]*[.J$20];10)" office:value-type="float" office:value="0" calcext:value-type="float">
            <text:p>0.00</text:p>
          </table:table-cell>
          <table:table-cell table:style-name="ce8" table:formula="of:=[.B35]*[.$B$7]-SUM([.C35:.H35])" office:value-type="float" office:value="0" calcext:value-type="float">
            <text:p>0.00</text:p>
          </table:table-cell>
          <table:table-cell table:number-columns-repeated="1013"/>
        </table:table-row>
        <table:table-row table:style-name="ro1" table:number-rows-repeated="96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otas.K18:Notas.K18">
            <calcext:condition calcext:apply-style-name="ConditionalStyle_1" calcext:value="!=&quot;100%&quot;" calcext:base-cell-address="Notas.K18"/>
          </calcext:conditional-format>
          <calcext:conditional-format calcext:target-range-address="Notas.K20:Notas.K20">
            <calcext:condition calcext:apply-style-name="ConditionalStyle_2" calcext:value="formula-is([.K20]&lt;&gt;COUNT([.C18:.J18]))" calcext:base-cell-address="Notas.K20"/>
          </calcext:conditional-format>
        </calcext:conditional-formats>
      </table:table>
      <table:table table:name="Justificativa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21" office:value-type="string" calcext:value-type="string">
            <text:p>Justificativa da equipe</text:p>
            <text:p>(em conjunto)</text:p>
            <text:p>pelos percentuais escolhidos</text:p>
            <text:p>Após a definição de notas</text:p>
          </table:table-cell>
          <table:table-cell table:style-name="ce25" table:number-columns-spanned="3" table:number-rows-spanned="1"/>
          <table:covered-table-cell table:style-name="ce26"/>
          <table:covered-table-cell table:style-name="ce28"/>
          <table:table-cell table:style-name="ce24" table:number-columns-repeated="22"/>
          <table:table-cell table:number-columns-repeated="998"/>
        </table:table-row>
        <table:table-row table:style-name="ro1" table:number-rows-repeated="2">
          <table:table-cell table:style-name="ce22" table:number-columns-repeated="4"/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 office:value-type="string" calcext:value-type="string">
            <text:p>Justificativas Individuais</text:p>
          </table:table-cell>
          <table:table-cell table:style-name="ce22" table:number-columns-repeated="3"/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3" office:value-type="string" calcext:value-type="string">
            <text:p>Quem Deu a nota </text:p>
          </table:table-cell>
          <table:table-cell table:style-name="ce23" office:value-type="string" calcext:value-type="string">
            <text:p>Quem recebeu a Nota</text:p>
          </table:table-cell>
          <table:table-cell table:style-name="ce23" office:value-type="string" calcext:value-type="string">
            <text:p>Nota</text:p>
          </table:table-cell>
          <table:table-cell table:style-name="ce23" office:value-type="string" calcext:value-type="string">
            <text:p>Motivo / Justificativa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 table:formula="of:=[$Notas.$B$8]" office:value-type="string" office:string-value="Beatriz Andrade" calcext:value-type="string">
            <text:p>Beatriz Andrade</text:p>
          </table:table-cell>
          <table:table-cell table:style-name="ce22" table:formula="of:=[$Notas.$B$8]" office:value-type="string" office:string-value="Beatriz Andrade" calcext:value-type="string">
            <text:p>Beatriz Andrade</text:p>
          </table:table-cell>
          <table:table-cell table:style-name="ce27" table:formula="of:=[$Notas.$C$8]" office:value-type="float" office:value="10" calcext:value-type="float">
            <text:p>10.00</text:p>
          </table:table-cell>
          <table:table-cell table:style-name="ce22" office:value-type="string" calcext:value-type="string">
            <text:p>Mantive comprometimento com o projeto, garantindo que todas as entregas sejam realizadas com atenção e dentro dos prazos estipulados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9]" office:value-type="string" office:string-value="Isadora Vieira" calcext:value-type="string">
            <text:p>Isadora Vieira</text:p>
          </table:table-cell>
          <table:table-cell table:style-name="ce27" table:formula="of:=[$Notas.$D$8]" office:value-type="float" office:value="10" calcext:value-type="float">
            <text:p>10.00</text:p>
          </table:table-cell>
          <table:table-cell table:style-name="ce22" office:value-type="string" calcext:value-type="string">
            <text:p>Demonstrou um alto nível de criatividade e cuidado em todas as tarefas realizadas, além de um forte comprometimento com o projet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0]" office:value-type="string" office:string-value="Letícia Baião" calcext:value-type="string">
            <text:p>Letícia Baião</text:p>
          </table:table-cell>
          <table:table-cell table:style-name="ce27" table:formula="of:=[$Notas.$E$8]" office:value-type="float" office:value="10" calcext:value-type="float">
            <text:p>10.00</text:p>
          </table:table-cell>
          <table:table-cell table:style-name="ce22" office:value-type="string" calcext:value-type="string">
            <text:p>Demonstrou um comprometimento exemplar com os prazos e entregou trabalhos de alta qualidade, evidenciando atenção e dedicação em cada etapa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1]" office:value-type="string" office:string-value="Suanne Barbosa" calcext:value-type="string">
            <text:p>Suanne Barbosa</text:p>
          </table:table-cell>
          <table:table-cell table:style-name="ce27" table:formula="of:=[$Notas.$F$8]" office:value-type="float" office:value="10" calcext:value-type="float">
            <text:p>10.00</text:p>
          </table:table-cell>
          <table:table-cell table:style-name="ce22" office:value-type="string" calcext:value-type="string">
            <text:p>Demonstrou muita proatividade e disponibilidade, mantendo um esforço contínuo para realizar as tarefas com excelência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2]" office:value-type="string" office:string-value="Tamiris Jesus" calcext:value-type="string">
            <text:p>Tamiris Jesus</text:p>
          </table:table-cell>
          <table:table-cell table:style-name="ce27" table:formula="of:=[$Notas.$G$8]" office:value-type="float" office:value="10" calcext:value-type="float">
            <text:p>10.00</text:p>
          </table:table-cell>
          <table:table-cell table:style-name="ce22" office:value-type="string" calcext:value-type="string">
            <text:p>Demonstrou habilidades de liderança, esteve sempre atenta aos detalhes e manteve um alto nível de comprometimento com o projet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3]" office:value-type="float" office:value="0" calcext:value-type="float">
            <text:p>0</text:p>
          </table:table-cell>
          <table:table-cell table:style-name="ce27" table:formula="of:=[$Notas.$H$8]" office:value-type="float" office:value="0" calcext:value-type="float">
            <text:p>0.00</text:p>
          </table:table-cell>
          <table:table-cell table:style-name="ce22"/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4]" office:value-type="float" office:value="0" calcext:value-type="float">
            <text:p>0</text:p>
          </table:table-cell>
          <table:table-cell table:style-name="ce27" table:formula="of:=[$Notas.$I$8]" office:value-type="float" office:value="0" calcext:value-type="float">
            <text:p>0.00</text:p>
          </table:table-cell>
          <table:table-cell table:style-name="ce22"/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5]" office:value-type="float" office:value="0" calcext:value-type="float">
            <text:p>0</text:p>
          </table:table-cell>
          <table:table-cell table:style-name="ce27" table:formula="of:=[$Notas.$J$8]" office:value-type="float" office:value="0" calcext:value-type="float">
            <text:p>0.00</text:p>
          </table:table-cell>
          <table:table-cell table:style-name="ce22"/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3" office:value-type="string" calcext:value-type="string">
            <text:p>Quem Deu a nota </text:p>
          </table:table-cell>
          <table:table-cell table:style-name="ce23" office:value-type="string" calcext:value-type="string">
            <text:p>Quem recebeu a Nota</text:p>
          </table:table-cell>
          <table:table-cell table:style-name="ce23" office:value-type="string" calcext:value-type="string">
            <text:p>Nota</text:p>
          </table:table-cell>
          <table:table-cell table:style-name="ce23" office:value-type="string" calcext:value-type="string">
            <text:p>Motivo / Justificativa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 table:formula="of:=[$Notas.$B$9]" office:value-type="string" office:string-value="Isadora Vieira" calcext:value-type="string">
            <text:p>Isadora Vieira</text:p>
          </table:table-cell>
          <table:table-cell table:style-name="ce22" table:formula="of:=[$Notas.$B$8]" office:value-type="string" office:string-value="Beatriz Andrade" calcext:value-type="string">
            <text:p>Beatriz Andrade</text:p>
          </table:table-cell>
          <table:table-cell table:style-name="ce27" table:formula="of:=[$Notas.$C$9]" office:value-type="float" office:value="10" calcext:value-type="float">
            <text:p>10.00</text:p>
          </table:table-cell>
          <table:table-cell table:style-name="ce22" office:value-type="string" calcext:value-type="string">
            <text:p>Demonstrou comprometimento em todas as fases do projeto, garantindo a conclusão dentro do prazo acordado e contribuindo ativamente em todas as etapas do projet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9]" office:value-type="string" office:string-value="Isadora Vieira" calcext:value-type="string">
            <text:p>Isadora Vieira</text:p>
          </table:table-cell>
          <table:table-cell table:style-name="ce27" table:formula="of:=[$Notas.$D$9]" office:value-type="float" office:value="10" calcext:value-type="float">
            <text:p>10.00</text:p>
          </table:table-cell>
          <table:table-cell table:style-name="ce22" office:value-type="string" calcext:value-type="string">
            <text:p>Demonstrou comprometimento em todas as fases do projeto, garantindo a conclusão dentro do prazo acordado e contribuindo ativamente em todas as etapas do projet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0]" office:value-type="string" office:string-value="Letícia Baião" calcext:value-type="string">
            <text:p>Letícia Baião</text:p>
          </table:table-cell>
          <table:table-cell table:style-name="ce27" table:formula="of:=[$Notas.$E$9]" office:value-type="float" office:value="10" calcext:value-type="float">
            <text:p>10.00</text:p>
          </table:table-cell>
          <table:table-cell table:style-name="ce22" office:value-type="string" calcext:value-type="string">
            <text:p>Demonstrou comprometimento em todas as fases do projeto, garantindo a conclusão dentro do prazo acordado e contribuindo ativamente em todas as etapas do projet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1]" office:value-type="string" office:string-value="Suanne Barbosa" calcext:value-type="string">
            <text:p>Suanne Barbosa</text:p>
          </table:table-cell>
          <table:table-cell table:style-name="ce27" table:formula="of:=[$Notas.$F$9]" office:value-type="float" office:value="10" calcext:value-type="float">
            <text:p>10.00</text:p>
          </table:table-cell>
          <table:table-cell table:style-name="ce22" office:value-type="string" calcext:value-type="string">
            <text:p>Demonstrou comprometimento em todas as fases do projeto, garantindo a conclusão dentro do prazo acordado e contribuindo ativamente em todas as etapas do projet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2]" office:value-type="string" office:string-value="Tamiris Jesus" calcext:value-type="string">
            <text:p>Tamiris Jesus</text:p>
          </table:table-cell>
          <table:table-cell table:style-name="ce27" table:formula="of:=[$Notas.$G$9]" office:value-type="float" office:value="10" calcext:value-type="float">
            <text:p>10.00</text:p>
          </table:table-cell>
          <table:table-cell table:style-name="ce22" office:value-type="string" calcext:value-type="string">
            <text:p>Demonstrou comprometimento em todas as fases do projeto, garantindo a conclusão dentro do prazo acordado e contribuindo ativamente em todas as etapas do projet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3]" office:value-type="float" office:value="0" calcext:value-type="float">
            <text:p>0</text:p>
          </table:table-cell>
          <table:table-cell table:style-name="ce27" table:formula="of:=[$Notas.$H$8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4]" office:value-type="float" office:value="0" calcext:value-type="float">
            <text:p>0</text:p>
          </table:table-cell>
          <table:table-cell table:style-name="ce27" table:formula="of:=[$Notas.$I$9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5]" office:value-type="float" office:value="0" calcext:value-type="float">
            <text:p>0</text:p>
          </table:table-cell>
          <table:table-cell table:style-name="ce27" table:formula="of:=[$Notas.$J$9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3" office:value-type="string" calcext:value-type="string">
            <text:p>Quem Deu a nota </text:p>
          </table:table-cell>
          <table:table-cell table:style-name="ce23" office:value-type="string" calcext:value-type="string">
            <text:p>Quem recebeu a Nota</text:p>
          </table:table-cell>
          <table:table-cell table:style-name="ce23" office:value-type="string" calcext:value-type="string">
            <text:p>Nota</text:p>
          </table:table-cell>
          <table:table-cell table:style-name="ce23" office:value-type="string" calcext:value-type="string">
            <text:p>Motivo / Justificativa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 table:formula="of:=[$Notas.$B$10]" office:value-type="string" office:string-value="Letícia Baião" calcext:value-type="string">
            <text:p>Letícia Baião</text:p>
          </table:table-cell>
          <table:table-cell table:style-name="ce22" table:formula="of:=[$Notas.$B$8]" office:value-type="string" office:string-value="Beatriz Andrade" calcext:value-type="string">
            <text:p>Beatriz Andrade</text:p>
          </table:table-cell>
          <table:table-cell table:style-name="ce27" table:formula="of:=[$Notas.$C$10]" office:value-type="float" office:value="10" calcext:value-type="float">
            <text:p>10.00</text:p>
          </table:table-cell>
          <table:table-cell table:style-name="ce22" office:value-type="string" calcext:value-type="string">
            <text:p>Desde o começo do projeto se mostrou muito proativa e participativa com o grupo todo, entregou as demandas no prazo e contribuiu ativamente no projeto, tanto com ideias quanto com a produção como um tod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9]" office:value-type="string" office:string-value="Isadora Vieira" calcext:value-type="string">
            <text:p>Isadora Vieira</text:p>
          </table:table-cell>
          <table:table-cell table:style-name="ce27" table:formula="of:=[$Notas.$D$10]" office:value-type="float" office:value="10" calcext:value-type="float">
            <text:p>10.00</text:p>
          </table:table-cell>
          <table:table-cell table:style-name="ce29" office:value-type="string" calcext:value-type="string">
            <text:p>Desde o começo do projeto se mostrou muito proativa e participativa com o grupo todo, entregou as demandas no prazo e contribuiu ativamente no projeto tanto com ideias quanto com a produção como um tod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0]" office:value-type="string" office:string-value="Letícia Baião" calcext:value-type="string">
            <text:p>Letícia Baião</text:p>
          </table:table-cell>
          <table:table-cell table:style-name="ce27" table:formula="of:=[$Notas.$E$10]" office:value-type="float" office:value="10" calcext:value-type="float">
            <text:p>10.00</text:p>
          </table:table-cell>
          <table:table-cell table:style-name="ce29" office:value-type="string" calcext:value-type="string">
            <text:p>Desde o começo do projeto se mostrou muito proativa e participativa com o grupo todo, entregou as demandas no prazo e contribuiu ativamente no projeto tanto com ideias quanto com a produção como um tod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1]" office:value-type="string" office:string-value="Suanne Barbosa" calcext:value-type="string">
            <text:p>Suanne Barbosa</text:p>
          </table:table-cell>
          <table:table-cell table:style-name="ce27" table:formula="of:=[$Notas.$F$10]" office:value-type="float" office:value="10" calcext:value-type="float">
            <text:p>10.00</text:p>
          </table:table-cell>
          <table:table-cell table:style-name="ce29" office:value-type="string" calcext:value-type="string">
            <text:p>Desde o começo do projeto se mostrou muito proativa e participativa com o grupo todo, entregou as demandas no prazo e contribuiu ativamente no projeto tanto com ideias quanto com a produção como um tod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2]" office:value-type="string" office:string-value="Tamiris Jesus" calcext:value-type="string">
            <text:p>Tamiris Jesus</text:p>
          </table:table-cell>
          <table:table-cell table:style-name="ce27" table:formula="of:=[$Notas.$G$10]" office:value-type="float" office:value="10" calcext:value-type="float">
            <text:p>10.00</text:p>
          </table:table-cell>
          <table:table-cell table:style-name="ce29" office:value-type="string" calcext:value-type="string">
            <text:p>Desde o começo do projeto se mostrou muito proativa e participativa com o grupo todo, entregou as demandas no prazo e contribuiu ativamente no projeto tanto com ideias quanto com a produção como um tod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3]" office:value-type="float" office:value="0" calcext:value-type="float">
            <text:p>0</text:p>
          </table:table-cell>
          <table:table-cell table:style-name="ce27" table:formula="of:=[$Notas.$H$10]" office:value-type="float" office:value="0" calcext:value-type="float">
            <text:p>0.00</text:p>
          </table:table-cell>
          <table:table-cell table:style-name="ce29"/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4]" office:value-type="float" office:value="0" calcext:value-type="float">
            <text:p>0</text:p>
          </table:table-cell>
          <table:table-cell table:style-name="ce27" table:formula="of:=[$Notas.$I$10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5]" office:value-type="float" office:value="0" calcext:value-type="float">
            <text:p>0</text:p>
          </table:table-cell>
          <table:table-cell table:style-name="ce27" table:formula="of:=[$Notas.$J$10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3" office:value-type="string" calcext:value-type="string">
            <text:p>Quem Deu a nota </text:p>
          </table:table-cell>
          <table:table-cell table:style-name="ce23" office:value-type="string" calcext:value-type="string">
            <text:p>Quem recebeu a Nota</text:p>
          </table:table-cell>
          <table:table-cell table:style-name="ce23" office:value-type="string" calcext:value-type="string">
            <text:p>Nota</text:p>
          </table:table-cell>
          <table:table-cell table:style-name="ce23" office:value-type="string" calcext:value-type="string">
            <text:p>Motivo / Justificativa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 table:formula="of:=[$Notas.$B$11]" office:value-type="string" office:string-value="Suanne Barbosa" calcext:value-type="string">
            <text:p>Suanne Barbosa</text:p>
          </table:table-cell>
          <table:table-cell table:style-name="ce22" table:formula="of:=[$Notas.$B$8]" office:value-type="string" office:string-value="Beatriz Andrade" calcext:value-type="string">
            <text:p>Beatriz Andrade</text:p>
          </table:table-cell>
          <table:table-cell table:style-name="ce27" table:formula="of:=[$Notas.$F$8]" office:value-type="float" office:value="10" calcext:value-type="float">
            <text:p>10.00</text:p>
          </table:table-cell>
          <table:table-cell table:style-name="ce22" office:value-type="string" calcext:value-type="string">
            <text:p>Demonstrou excelente capacidade de resolver problemas, abordando os desafios de forma criativa e eficaz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9]" office:value-type="string" office:string-value="Isadora Vieira" calcext:value-type="string">
            <text:p>Isadora Vieira</text:p>
          </table:table-cell>
          <table:table-cell table:style-name="ce27" table:formula="of:=[$Notas.$F$9]" office:value-type="float" office:value="10" calcext:value-type="float">
            <text:p>10.00</text:p>
          </table:table-cell>
          <table:table-cell table:style-name="ce22" office:value-type="string" calcext:value-type="string">
            <text:p>Contribuiu significativamente para o projeto, trazendo ideias inovadoras e executando suas tarefas com excelência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0]" office:value-type="string" office:string-value="Letícia Baião" calcext:value-type="string">
            <text:p>Letícia Baião</text:p>
          </table:table-cell>
          <table:table-cell table:style-name="ce27" table:formula="of:=[$Notas.$F$10]" office:value-type="float" office:value="10" calcext:value-type="float">
            <text:p>10.00</text:p>
          </table:table-cell>
          <table:table-cell table:style-name="ce22" office:value-type="string" calcext:value-type="string">
            <text:p>Extremamente dedicada na realização das tarefas. Ela cumpriu todos os prazos e entregou um trabalho com qualidade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1]" office:value-type="string" office:string-value="Suanne Barbosa" calcext:value-type="string">
            <text:p>Suanne Barbosa</text:p>
          </table:table-cell>
          <table:table-cell table:style-name="ce27" table:formula="of:=[$Notas.$F$11]" office:value-type="float" office:value="10" calcext:value-type="float">
            <text:p>10.00</text:p>
          </table:table-cell>
          <table:table-cell table:style-name="ce22" office:value-type="string" calcext:value-type="string">
            <text:p>Realizei todas as tarefas com comprometimento e dentro do prazo estabelecido pelo grup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2]" office:value-type="string" office:string-value="Tamiris Jesus" calcext:value-type="string">
            <text:p>Tamiris Jesus</text:p>
          </table:table-cell>
          <table:table-cell table:style-name="ce27" table:formula="of:=[$Notas.$F$12]" office:value-type="float" office:value="10" calcext:value-type="float">
            <text:p>10.00</text:p>
          </table:table-cell>
          <table:table-cell table:style-name="ce22" office:value-type="string" calcext:value-type="string">
            <text:p>Mostrou-se muito proativa ao assumir a liderança em momentos críticos do projet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4" table:number-columns-repeated="25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4]" office:value-type="float" office:value="0" calcext:value-type="float">
            <text:p>0</text:p>
          </table:table-cell>
          <table:table-cell table:style-name="ce27" table:formula="of:=[$Notas.$I$11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5]" office:value-type="float" office:value="0" calcext:value-type="float">
            <text:p>0</text:p>
          </table:table-cell>
          <table:table-cell table:style-name="ce27" table:formula="of:=[$Notas.$J$11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3" office:value-type="string" calcext:value-type="string">
            <text:p>Quem Deu a nota </text:p>
          </table:table-cell>
          <table:table-cell table:style-name="ce23" office:value-type="string" calcext:value-type="string">
            <text:p>Quem recebeu a Nota</text:p>
          </table:table-cell>
          <table:table-cell table:style-name="ce23" office:value-type="string" calcext:value-type="string">
            <text:p>Nota</text:p>
          </table:table-cell>
          <table:table-cell table:style-name="ce23" office:value-type="string" calcext:value-type="string">
            <text:p>Motivo / Justificativa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 table:formula="of:=[$Notas.$B$12]" office:value-type="string" office:string-value="Tamiris Jesus" calcext:value-type="string">
            <text:p>Tamiris Jesus</text:p>
          </table:table-cell>
          <table:table-cell table:style-name="ce22" table:formula="of:=[$Notas.$B$8]" office:value-type="string" office:string-value="Beatriz Andrade" calcext:value-type="string">
            <text:p>Beatriz Andrade</text:p>
          </table:table-cell>
          <table:table-cell table:style-name="ce27" table:formula="of:=[$Notas.$C$12]" office:value-type="float" office:value="10" calcext:value-type="float">
            <text:p>10.00</text:p>
          </table:table-cell>
          <table:table-cell table:style-name="ce22" office:value-type="string" calcext:value-type="string">
            <text:p>Trabalhou para a elaboração e entrega do projeto, do ínicio ao fim, respeitando a divisão das atividades e entregando o que foi combinado.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9]" office:value-type="string" office:string-value="Isadora Vieira" calcext:value-type="string">
            <text:p>Isadora Vieira</text:p>
          </table:table-cell>
          <table:table-cell table:style-name="ce27" table:formula="of:=[$Notas.$D$12]" office:value-type="float" office:value="10" calcext:value-type="float">
            <text:p>10.00</text:p>
          </table:table-cell>
          <table:table-cell table:style-name="ce29" office:value-type="string" calcext:value-type="string">
            <text:p><text:span text:style-name="T1">Trabalhou para a elaboração e entrega do projeto, do ínicio ao fim, respeitando a divisão das atividades e entregando o que foi combinado.</text:span>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0]" office:value-type="string" office:string-value="Letícia Baião" calcext:value-type="string">
            <text:p>Letícia Baião</text:p>
          </table:table-cell>
          <table:table-cell table:style-name="ce27" table:formula="of:=[$Notas.$E$12]" office:value-type="float" office:value="10" calcext:value-type="float">
            <text:p>10.00</text:p>
          </table:table-cell>
          <table:table-cell table:style-name="ce29" office:value-type="string" calcext:value-type="string">
            <text:p><text:span text:style-name="T1">Trabalhou para a elaboração e entrega do projeto, do ínicio ao fim, respeitando a divisão das atividades e entregando o que foi combinado.</text:span>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1]" office:value-type="string" office:string-value="Suanne Barbosa" calcext:value-type="string">
            <text:p>Suanne Barbosa</text:p>
          </table:table-cell>
          <table:table-cell table:style-name="ce27" table:formula="of:=[$Notas.$F$12]" office:value-type="float" office:value="10" calcext:value-type="float">
            <text:p>10.00</text:p>
          </table:table-cell>
          <table:table-cell table:style-name="ce29" office:value-type="string" calcext:value-type="string">
            <text:p><text:span text:style-name="T1">Trabalhou para a elaboração e entrega do projeto, do ínicio ao fim, respeitando a divisão das atividades e entregando o que foi combinado.</text:span>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2]" office:value-type="string" office:string-value="Tamiris Jesus" calcext:value-type="string">
            <text:p>Tamiris Jesus</text:p>
          </table:table-cell>
          <table:table-cell table:style-name="ce27" table:formula="of:=[$Notas.$G$12]" office:value-type="float" office:value="10" calcext:value-type="float">
            <text:p>10.00</text:p>
          </table:table-cell>
          <table:table-cell table:style-name="ce29" office:value-type="string" calcext:value-type="string">
            <text:p><text:span text:style-name="T1">Trabalhou para a elaboração e entrega do projeto, do ínicio ao fim, respeitando a divisão das atividades e entregando o que foi combinado.</text:span>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3]" office:value-type="float" office:value="0" calcext:value-type="float">
            <text:p>0</text:p>
          </table:table-cell>
          <table:table-cell table:style-name="ce27" table:formula="of:=[$Notas.$H$12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4]" office:value-type="float" office:value="0" calcext:value-type="float">
            <text:p>0</text:p>
          </table:table-cell>
          <table:table-cell table:style-name="ce27" table:formula="of:=[$Notas.$I$12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5]" office:value-type="float" office:value="0" calcext:value-type="float">
            <text:p>0</text:p>
          </table:table-cell>
          <table:table-cell table:style-name="ce27" table:formula="of:=[$Notas.$J$12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3" office:value-type="string" calcext:value-type="string">
            <text:p>Quem Deu a nota </text:p>
          </table:table-cell>
          <table:table-cell table:style-name="ce23" office:value-type="string" calcext:value-type="string">
            <text:p>Quem recebeu a Nota</text:p>
          </table:table-cell>
          <table:table-cell table:style-name="ce23" office:value-type="string" calcext:value-type="string">
            <text:p>Nota</text:p>
          </table:table-cell>
          <table:table-cell table:style-name="ce23" office:value-type="string" calcext:value-type="string">
            <text:p>Motivo / Justificativa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 table:formula="of:=[$Notas.$B$13]" office:value-type="float" office:value="0" calcext:value-type="float">
            <text:p>0</text:p>
          </table:table-cell>
          <table:table-cell table:style-name="ce22" table:formula="of:=[$Notas.$B$8]" office:value-type="string" office:string-value="Beatriz Andrade" calcext:value-type="string">
            <text:p>Beatriz Andrade</text:p>
          </table:table-cell>
          <table:table-cell table:style-name="ce27" table:formula="of:=[$Notas.$C$13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9]" office:value-type="string" office:string-value="Isadora Vieira" calcext:value-type="string">
            <text:p>Isadora Vieira</text:p>
          </table:table-cell>
          <table:table-cell table:style-name="ce27" table:formula="of:=[$Notas.$D$13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0]" office:value-type="string" office:string-value="Letícia Baião" calcext:value-type="string">
            <text:p>Letícia Baião</text:p>
          </table:table-cell>
          <table:table-cell table:style-name="ce27" table:formula="of:=[$Notas.$E$13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1]" office:value-type="string" office:string-value="Suanne Barbosa" calcext:value-type="string">
            <text:p>Suanne Barbosa</text:p>
          </table:table-cell>
          <table:table-cell table:style-name="ce27" table:formula="of:=[$Notas.$F$13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2]" office:value-type="string" office:string-value="Tamiris Jesus" calcext:value-type="string">
            <text:p>Tamiris Jesus</text:p>
          </table:table-cell>
          <table:table-cell table:style-name="ce27" table:formula="of:=[$Notas.$G$13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3]" office:value-type="float" office:value="0" calcext:value-type="float">
            <text:p>0</text:p>
          </table:table-cell>
          <table:table-cell table:style-name="ce27" table:formula="of:=[$Notas.$H$13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4]" office:value-type="float" office:value="0" calcext:value-type="float">
            <text:p>0</text:p>
          </table:table-cell>
          <table:table-cell table:style-name="ce27" table:formula="of:=[$Notas.$I$13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5]" office:value-type="float" office:value="0" calcext:value-type="float">
            <text:p>0</text:p>
          </table:table-cell>
          <table:table-cell table:style-name="ce27" table:formula="of:=[$Notas.$J$13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3" office:value-type="string" calcext:value-type="string">
            <text:p>Quem Deu a nota </text:p>
          </table:table-cell>
          <table:table-cell table:style-name="ce23" office:value-type="string" calcext:value-type="string">
            <text:p>Quem recebeu a Nota</text:p>
          </table:table-cell>
          <table:table-cell table:style-name="ce23" office:value-type="string" calcext:value-type="string">
            <text:p>Nota</text:p>
          </table:table-cell>
          <table:table-cell table:style-name="ce23" office:value-type="string" calcext:value-type="string">
            <text:p>Motivo / Justificativa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 table:formula="of:=[$Notas.$B$14]" office:value-type="float" office:value="0" calcext:value-type="float">
            <text:p>0</text:p>
          </table:table-cell>
          <table:table-cell table:style-name="ce22" table:formula="of:=[$Notas.$B$8]" office:value-type="string" office:string-value="Beatriz Andrade" calcext:value-type="string">
            <text:p>Beatriz Andrade</text:p>
          </table:table-cell>
          <table:table-cell table:style-name="ce27" table:formula="of:=[$Notas.$C$14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9]" office:value-type="string" office:string-value="Isadora Vieira" calcext:value-type="string">
            <text:p>Isadora Vieira</text:p>
          </table:table-cell>
          <table:table-cell table:style-name="ce27" table:formula="of:=[$Notas.$D$14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0]" office:value-type="string" office:string-value="Letícia Baião" calcext:value-type="string">
            <text:p>Letícia Baião</text:p>
          </table:table-cell>
          <table:table-cell table:style-name="ce27" table:formula="of:=[$Notas.$E$14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1]" office:value-type="string" office:string-value="Suanne Barbosa" calcext:value-type="string">
            <text:p>Suanne Barbosa</text:p>
          </table:table-cell>
          <table:table-cell table:style-name="ce27" table:formula="of:=[$Notas.$F$14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2]" office:value-type="string" office:string-value="Tamiris Jesus" calcext:value-type="string">
            <text:p>Tamiris Jesus</text:p>
          </table:table-cell>
          <table:table-cell table:style-name="ce27" table:formula="of:=[$Notas.$G$14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3]" office:value-type="float" office:value="0" calcext:value-type="float">
            <text:p>0</text:p>
          </table:table-cell>
          <table:table-cell table:style-name="ce27" table:formula="of:=[$Notas.$H$14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4]" office:value-type="float" office:value="0" calcext:value-type="float">
            <text:p>0</text:p>
          </table:table-cell>
          <table:table-cell table:style-name="ce27" table:formula="of:=[$Notas.$I$14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5]" office:value-type="float" office:value="0" calcext:value-type="float">
            <text:p>0</text:p>
          </table:table-cell>
          <table:table-cell table:style-name="ce27" table:formula="of:=[$Notas.$J$14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3" office:value-type="string" calcext:value-type="string">
            <text:p>Quem Deu a nota </text:p>
          </table:table-cell>
          <table:table-cell table:style-name="ce23" office:value-type="string" calcext:value-type="string">
            <text:p>Quem recebeu a Nota</text:p>
          </table:table-cell>
          <table:table-cell table:style-name="ce23" office:value-type="string" calcext:value-type="string">
            <text:p>Nota</text:p>
          </table:table-cell>
          <table:table-cell table:style-name="ce23" office:value-type="string" calcext:value-type="string">
            <text:p>Motivo / Justificativa</text:p>
          </table:table-cell>
          <table:table-cell table:style-name="ce24" table:number-columns-repeated="22"/>
          <table:table-cell table:number-columns-repeated="998"/>
        </table:table-row>
        <table:table-row table:style-name="ro1">
          <table:table-cell table:style-name="ce22" table:formula="of:=[$Notas.$B$15]" office:value-type="float" office:value="0" calcext:value-type="float">
            <text:p>0</text:p>
          </table:table-cell>
          <table:table-cell table:style-name="ce22" table:formula="of:=[$Notas.$B$8]" office:value-type="string" office:string-value="Beatriz Andrade" calcext:value-type="string">
            <text:p>Beatriz Andrade</text:p>
          </table:table-cell>
          <table:table-cell table:style-name="ce27" table:formula="of:=[$Notas.$C$15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9]" office:value-type="string" office:string-value="Isadora Vieira" calcext:value-type="string">
            <text:p>Isadora Vieira</text:p>
          </table:table-cell>
          <table:table-cell table:style-name="ce27" table:formula="of:=[$Notas.$D$15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0]" office:value-type="string" office:string-value="Letícia Baião" calcext:value-type="string">
            <text:p>Letícia Baião</text:p>
          </table:table-cell>
          <table:table-cell table:style-name="ce27" table:formula="of:=[$Notas.$E$15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1]" office:value-type="string" office:string-value="Suanne Barbosa" calcext:value-type="string">
            <text:p>Suanne Barbosa</text:p>
          </table:table-cell>
          <table:table-cell table:style-name="ce27" table:formula="of:=[$Notas.$F$15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2]" office:value-type="string" office:string-value="Tamiris Jesus" calcext:value-type="string">
            <text:p>Tamiris Jesus</text:p>
          </table:table-cell>
          <table:table-cell table:style-name="ce27" table:formula="of:=[$Notas.$G$15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3]" office:value-type="float" office:value="0" calcext:value-type="float">
            <text:p>0</text:p>
          </table:table-cell>
          <table:table-cell table:style-name="ce27" table:formula="of:=[$Notas.$H$15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4]" office:value-type="float" office:value="0" calcext:value-type="float">
            <text:p>0</text:p>
          </table:table-cell>
          <table:table-cell table:style-name="ce27" table:formula="of:=[$Notas.$I$15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>
          <table:table-cell table:style-name="ce22"/>
          <table:table-cell table:style-name="ce22" table:formula="of:=[$Notas.$B$15]" office:value-type="float" office:value="0" calcext:value-type="float">
            <text:p>0</text:p>
          </table:table-cell>
          <table:table-cell table:style-name="ce27" table:formula="of:=[$Notas.$J$15]" office:value-type="float" office:value="0" calcext:value-type="float">
            <text:p>0.00</text:p>
          </table:table-cell>
          <table:table-cell table:style-name="ce24" table:number-columns-repeated="23"/>
          <table:table-cell table:number-columns-repeated="998"/>
        </table:table-row>
        <table:table-row table:style-name="ro1" table:number-rows-repeated="924">
          <table:table-cell table:style-name="ce24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  <style:text-properties fo:color="#000000" style:font-name="Arial" fo:font-family="Arial" style:font-name-complex="Arial" style:font-family-complex="Arial"/>
    </style:style>
    <style:style style:name="ConditionalStyle_5f_2" style:display-name="ConditionalStyle_2" style:family="table-cell" style:parent-style-name="Default">
      <style:table-cell-properties fo:background-color="#f4cccc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as" style:display-name="PageStyle_No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stificativas" style:display-name="PageStyle_Justificativ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94" meta:object-count="0"/>
    <meta:generator>LibreOfficeDev/6.0.5.2$Linux_X86_64 LibreOffice_project/</meta:generator>
  </office:meta>
</office:document-meta>
</file>